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7.7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0.76mm"/>
    </style:style>
    <style:style style:name="co4" style:family="table-column">
      <style:table-column-properties fo:break-before="auto" style:column-width="45.47mm"/>
    </style:style>
    <style:style style:name="co5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 table:use-regular-expressions="false" table:use-wildcards="true"/>
      <table:table table:name="BatteryLife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umber of 18650s</text:p>
          </table:table-cell>
          <table:table-cell office:value-type="string" calcext:value-type="string">
            <text:p>Battery-Life</text:p>
          </table:table-cell>
          <table:table-cell/>
          <table:table-cell office:value-type="string" calcext:value-type="string">
            <text:p>ChargeTime at 2A</text:p>
          </table:table-cell>
          <table:table-cell office:value-type="string" calcext:value-type="string">
            <text:p>ChargeTime at 4A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table:formula="of:=(([.A2]*[.B16])*[.B17]*[.B18])/([.B13]+[.B14]+[.B15])" office:value-type="float" office:value="0.209666666666667" calcext:value-type="float">
            <text:p>0.209666666666667</text:p>
          </table:table-cell>
          <table:table-cell/>
          <table:table-cell table:formula="of:=([.A2]*[.B16])/2" office:value-type="float" office:value="0.9" calcext:value-type="float">
            <text:p>0.9</text:p>
          </table:table-cell>
          <table:table-cell table:formula="of:=([.A2]*[.B16])/4" office:value-type="float" office:value="0.45" calcext:value-type="float">
            <text:p>0.4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A3]*[.B16]*[.B17]*[.B18])/([.B13]+[.B14]+[.B15])" office:value-type="float" office:value="0.419333333333333" calcext:value-type="float">
            <text:p>0.419333333333333</text:p>
          </table:table-cell>
          <table:table-cell/>
          <table:table-cell table:formula="of:=([.A3]*[.B16])/2" office:value-type="float" office:value="1.8" calcext:value-type="float">
            <text:p>1.8</text:p>
          </table:table-cell>
          <table:table-cell table:formula="of:=([.A3]*[.B16])/4" office:value-type="float" office:value="0.9" calcext:value-type="float">
            <text:p>0.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A4]*[.B16]*[.B17]*[.B18])/([.B13]+[.B14]+[.B15])" office:value-type="float" office:value="0.629" calcext:value-type="float">
            <text:p>0.629</text:p>
          </table:table-cell>
          <table:table-cell/>
          <table:table-cell table:formula="of:=([.A4]*[.B16])/2" office:value-type="float" office:value="2.7" calcext:value-type="float">
            <text:p>2.7</text:p>
          </table:table-cell>
          <table:table-cell table:formula="of:=([.A4]*[.B16])/4" office:value-type="float" office:value="1.35" calcext:value-type="float">
            <text:p>1.3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A5]*[.B16]*[.B17]*[.B18])/([.B13]+[.B14]+[.B15])" office:value-type="float" office:value="0.838666666666667" calcext:value-type="float">
            <text:p>0.838666666666667</text:p>
          </table:table-cell>
          <table:table-cell/>
          <table:table-cell table:formula="of:=([.A5]*[.B16])/2" office:value-type="float" office:value="3.6" calcext:value-type="float">
            <text:p>3.6</text:p>
          </table:table-cell>
          <table:table-cell table:formula="of:=([.A5]*[.B16])/4" office:value-type="float" office:value="1.8" calcext:value-type="float">
            <text:p>1.8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A6]*[.B16]*[.B17]*[.B18])/([.B13]+[.B14]+[.B15])" office:value-type="float" office:value="1.04833333333333" calcext:value-type="float">
            <text:p>1.04833333333333</text:p>
          </table:table-cell>
          <table:table-cell/>
          <table:table-cell table:formula="of:=([.A6]*[.B16])/2" office:value-type="float" office:value="4.5" calcext:value-type="float">
            <text:p>4.5</text:p>
          </table:table-cell>
          <table:table-cell table:formula="of:=([.A6]*[.B16])/4" office:value-type="float" office:value="2.25" calcext:value-type="float">
            <text:p>2.2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A7]*[.B16]*[.B17]*[.B18])/([.B13]+[.B14]+[.B15])" office:value-type="float" office:value="1.258" calcext:value-type="float">
            <text:p>1.258</text:p>
          </table:table-cell>
          <table:table-cell/>
          <table:table-cell table:formula="of:=([.A7]*[.B16])/2" office:value-type="float" office:value="5.4" calcext:value-type="float">
            <text:p>5.4</text:p>
          </table:table-cell>
          <table:table-cell table:formula="of:=([.A7]*[.B16])/4" office:value-type="float" office:value="2.7" calcext:value-type="float">
            <text:p>2.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A8]*[.B16]*[.B17]*[.B18])/([.B13]+[.B14]+[.B15])" office:value-type="float" office:value="1.46766666666667" calcext:value-type="float">
            <text:p>1.46766666666667</text:p>
          </table:table-cell>
          <table:table-cell/>
          <table:table-cell table:formula="of:=([.A8]*[.B16])/2" office:value-type="float" office:value="6.3" calcext:value-type="float">
            <text:p>6.3</text:p>
          </table:table-cell>
          <table:table-cell table:formula="of:=([.A8]*[.B16])/4" office:value-type="float" office:value="3.15" calcext:value-type="float">
            <text:p>3.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A9]*[.B16]*[.B17]*[.B18])/([.B13]+[.B14]+[.B15])" office:value-type="float" office:value="1.67733333333333" calcext:value-type="float">
            <text:p>1.67733333333333</text:p>
          </table:table-cell>
          <table:table-cell/>
          <table:table-cell table:formula="of:=([.A9]*[.B16])/2" office:value-type="float" office:value="7.2" calcext:value-type="float">
            <text:p>7.2</text:p>
          </table:table-cell>
          <table:table-cell table:formula="of:=([.A9]*[.B16])/4" office:value-type="float" office:value="3.6" calcext:value-type="float">
            <text:p>3.6</text:p>
          </table:table-cell>
          <table:table-cell/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Power Draw Amp in W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Draw Rest in W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wer Draw Phone Charger in W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apacity per Cell in Ah</text:p>
          </table:table-cell>
          <table:table-cell office:value-type="float" office:value="1.8" calcext:value-type="float">
            <text:p>1.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ell Voltage Average</text:p>
          </table:table-cell>
          <table:table-cell office:value-type="float" office:value="3.7" calcext:value-type="float">
            <text:p>3.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fficiency of Boost Converter</text:p>
          </table:table-cell>
          <table:table-cell office:value-type="float" office:value="0.85" calcext:value-type="float">
            <text:p>0.85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16T13:29:19.975843963</dc:date>
    <meta:editing-duration>PT6M55S</meta:editing-duration>
    <meta:editing-cycles>3</meta:editing-cycles>
    <meta:generator>LibreOffice/5.4.6.2$Linux_X86_64 LibreOffice_project/40m0$Build-2</meta:generator>
    <meta:document-statistic meta:table-count="1" meta:cell-count="48" meta:object-count="0"/>
  </office:meta>
</office:document-meta>
</file>